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41.36pt"/>
    </style:style>
    <style:style style:name="co3" style:family="table-column">
      <style:table-column-properties fo:break-before="auto" style:column-width="25.74pt"/>
    </style:style>
    <style:style style:name="co4" style:family="table-column">
      <style:table-column-properties fo:break-before="auto" style:column-width="87.39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165.34pt"/>
    </style:style>
    <style:style style:name="co7" style:family="table-column">
      <style:table-column-properties fo:break-before="auto" style:column-width="246.84pt"/>
    </style:style>
    <style:style style:name="co8" style:family="table-column">
      <style:table-column-properties fo:break-before="auto" style:column-width="74.15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96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3, C23, C25, C28, C31, C32, C33, C36, C37, C40, C60, C62, C71, C82, C84, C85, C86, C87, C88, C89, C90, C99, C102, C104, C105, C108, C110, C111, C113, C116, C1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, C17, C39, C41, C42, C43, C44, C46, C50, C51, C53, C54, C55, C56, C59, C64, C73, C77, C79, C83, C92, C94, C95, C120, C121, C122, C123, C12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, C18, C24, C27, C103, C10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9, C20, C21, C22, C47, C48, C61, C72, C76, C9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9, C34, C38, C9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uF 50V X5R 1206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50V X7R 0805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65, C66, C75, C78, C80, C97, C98, C100, C101, C106, C107, C112, C114, C115, C117, C1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uF 6.3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D1, D5, D11, D12, D13, D14, D15, D33, D34, D35, D36, D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2, D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6, D9, 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number-columns-repeated="2" table:style-name="ce2" office:value-type="string" calcext:value-type="string">
            <text:p>S3A-13-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O-214AB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0V 3A 1.15Vf</text:p>
          </table:table-cell>
        </table:table-row>
        <table:table-row table:style-name="ro1">
          <table:table-cell table:style-name="ce2" office:value-type="string" calcext:value-type="string">
            <text:p>F1, F2, F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B1, FB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4, FB6, FB7, FB8, FB9, FB10, FB11, FB12, FB13, FB14, FB15, FB16, FB17, FB18, FB19, FB20, FB22, 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98476-N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4DB-P108-06</text:p>
          </table:table-cell>
          <table:table-cell table:style-name="ce2" office:value-type="string" calcext:value-type="string">
            <text:p>6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-1437667-9</text:p>
          </table:table-cell>
          <table:table-cell table:style-name="ce2" office:value-type="string" calcext:value-type="string">
            <text:p>CON-Barrier-6-8.26mm</text:p>
          </table:table-cell>
          <table:table-cell table:style-name="ce2" office:value-type="string" calcext:value-type="string">
            <text:p>CONN BARRIER STRIP 6CIRC 0.325"</text:p>
          </table:table-cell>
          <table:table-cell table:style-name="ce2" office:value-type="string" calcext:value-type="string">
            <text:p>6 Circuit 0.325" (8.26mm) Barrier Block Connector, Screws with Captive Plate</text:p>
          </table:table-cell>
          <table:table-cell table:style-name="ce2" office:value-type="string" calcext:value-type="string">
            <text:p>6PO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50V 2A</text:p>
          </table:table-cell>
        </table:table-row>
        <table:table-row table:style-name="ro1">
          <table:table-cell table:style-name="ce2" office:value-type="string" calcext:value-type="string">
            <text:p>J2, J3, J6, J7, J13, J14, J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, J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, J9, J10, J11, J12, J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7, J18, J19, J20, J21, 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107060CT-ND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969973-7</text:p>
          </table:table-cell>
          <table:table-cell table:style-name="ce2" office:value-type="string" calcext:value-type="string">
            <text:p>HDR14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HDR14</text:p>
          </table:table-cell>
          <table:table-cell table:style-name="ce2" office:value-type="string" calcext:value-type="string">
            <text:p>HDR2x7_SMT_BOT_ENTRY_EX</text:p>
          </table:table-cell>
          <table:table-cell table:style-name="ce2" office:value-type="string" calcext:value-type="string">
            <text:p>CONN RCPT DUAL ENTRY 14POS .100"</text:p>
          </table:table-cell>
          <table:table-cell table:style-name="ce2" office:value-type="string" calcext:value-type="string">
            <text:p>14 Position Receptacle, Bottom or Top Entry Connector Gold 0.100" (2.54mm) Surface Mount</text:p>
          </table:table-cell>
          <table:table-cell table:style-name="ce2" office:value-type="string" calcext:value-type="string">
            <text:p>HDR1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73041-2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VLS6045EX-150M</text:p>
          </table:table-cell>
          <table:table-cell table:style-name="ce2" office:value-type="string" calcext:value-type="string">
            <text:p>15uH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XAL50xx_VLS6045</text:p>
          </table:table-cell>
          <table:table-cell table:style-name="ce2" office:value-type="string" calcext:value-type="string">
            <text:p>FIXED IND 15UH 2.5A 98 MOHM SMD</text:p>
          </table:table-cell>
          <table:table-cell table:style-name="ce2" office:value-type="string" calcext:value-type="string">
            <text:p>15µH Shielded Wirewound Inductor 2.5A 98 mOhm Max Nonstandard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5uH 2.5A 0.098-Ohm</text:p>
          </table:table-cell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2, LED3, LED5, LE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4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70107F</text:p>
          </table:table-cell>
          <table:table-cell table:style-name="ce2" office:value-type="string" calcext:value-type="string">
            <text:p>GR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Green 566nm LED Indication - Discrete 2V 0805 (2012 Metric)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P1, P2, P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, HDR2X5 IDC, HDR2X5 IDC THIEVING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, 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1052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1R8-40YLC,11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SMN1R8-40YLC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 40V 100A LFPAK</text:p>
          </table:table-cell>
          <table:table-cell table:style-name="ce2" office:value-type="string" calcext:value-type="string">
            <text:p>N-Channel 40V 100A (Tc) 272W (Tc) Surface Mount LFPAK56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100A 1.8mOhm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NCV8402ADDR2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NCV8402ADDR2G</text:p>
          </table:table-cell>
          <table:table-cell table:style-name="ce2" office:value-type="string" calcext:value-type="string">
            <text:p>NCV8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CV8402AD</text:p>
          </table:table-cell>
          <table:table-cell table:style-name="ce2" office:value-type="string" calcext:value-type="string">
            <text:p>NCV8402AD-SOIC8</text:p>
          </table:table-cell>
          <table:table-cell table:number-columns-repeated="2" table:style-name="ce2" office:value-type="string" calcext:value-type="string">
            <text:p>IC DVR LOW SIDE 8-SOIC</text:p>
          </table:table-cell>
          <table:table-cell table:style-name="ce2" office:value-type="string" calcext:value-type="string">
            <text:p>NCV84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z 2A 0.165-Ohm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00k 1% 0402</text:p>
          </table:table-cell>
        </table:table-row>
        <table:table-row table:style-name="ro1">
          <table:table-cell table:style-name="ce2" office:value-type="string" calcext:value-type="string">
            <text:p>R4, R8, R12, R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5, R31, R36, R60, R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, R32, R37, R38, R39, R41, R53, R59, R63, R6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7, R10, R15, R17, R18, R22, R25, R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RUT3216FR220CS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RUT3216FR220CS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number-columns-repeated="2" table:style-name="ce2" office:value-type="string" calcext:value-type="string">
            <text:p>RES SMD 0.22 OHM 1% 1/3W 1206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9, R16, R28, R29, R40, R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1, R23, R24, R52, R54, R55, R66, R68, R70, R71, R77, R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2512R-0.55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0.06R 1% 2512</text:p>
          </table:table-cell>
        </table:table-row>
        <table:table-row table:style-name="ro1">
          <table:table-cell table:style-name="ce2" office:value-type="string" calcext:value-type="string">
            <text:p>R21, R42, R48, R56, R67, R74, R75, R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30, R33, R35, R44, R45, R69, R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3, R49, R50, R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N1, RN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3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3J4LF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0K 1206 62.5mW 5%</text:p>
          </table:table-cell>
          <table:table-cell table:style-name="ce2" office:value-type="string" calcext:value-type="string">
            <text:p>10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0k 5% Array_x_4</text:p>
          </table:table-cell>
        </table:table-row>
        <table:table-row table:style-name="ro1">
          <table:table-cell table:style-name="ce2" office:value-type="string" calcext:value-type="string">
            <text:p>RT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74317-2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NTCG104LH104JT1</text:p>
          </table:table-cell>
          <table:table-cell table:style-name="ce2" office:value-type="string" calcext:value-type="string">
            <text:p>NT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TC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NTC THERMISTOR 100K OHM 5% 0402</text:p>
          </table:table-cell>
          <table:table-cell table:style-name="ce2" office:value-type="string" calcext:value-type="string">
            <text:p>NTC Thermistor 100k 0402 (1005 Metric)</text:p>
          </table:table-cell>
          <table:table-cell table:style-name="ce2" office:value-type="string" calcext:value-type="string">
            <text:p>NTC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1">
          <table:table-cell table:style-name="ce2" office:value-type="string" calcext:value-type="string">
            <text:p>RV3, RV5, RV7, RV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4, RV6, RV8, RV9, RV10, RV12, RV14, RV15, RV16, RV17, RV18, RV19, RV20, RV21, RV22, RV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LM2501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VSSOP10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x 2A 2MHz</text:p>
          </table:table-cell>
        </table:table-row>
        <table:table-row table:style-name="ro1">
          <table:table-cell table:style-name="ce2" office:value-type="string" calcext:value-type="string">
            <text:p>U4, U5, U6, U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3560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74LVC2G08DC,125</text:p>
          </table:table-cell>
          <table:table-cell table:style-name="ce2" office:value-type="string" calcext:value-type="string">
            <text:p>74LVC2G08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4LVC2G08</text:p>
          </table:table-cell>
          <table:table-cell table:style-name="ce2" office:value-type="string" calcext:value-type="string">
            <text:p>VSSOP8</text:p>
          </table:table-cell>
          <table:table-cell table:style-name="ce2" office:value-type="string" calcext:value-type="string">
            <text:p>IC GATE AND 2CH 2-INP 8-VSSOP</text:p>
          </table:table-cell>
          <table:table-cell table:style-name="ce2" office:value-type="string" calcext:value-type="string">
            <text:p>AND Gate IC 2 Channel 8-VSSOP, US8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.65-5.5V, 32mA, LVTTL</text:p>
          </table:table-cell>
        </table:table-row>
        <table:table-row table:style-name="ro1"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2" office:value-type="string" calcext:value-type="string">
            <text:p>2 Position Terminal Block Header, Male Pins, Shrouded (4 Side) 0.200" (5.08mm) Vertical Through Hole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0V 15A 0.2"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he following items are DO NOT STUFF, NO POPULATE, ETC., or are not actual components.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R51, R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FID1, FID2, FID3</text:p>
          </table:table-cell>
          <table:table-cell table:style-name="ce2" table:number-columns-repeated="5"/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FIDUCIAL</text:p>
          </table:table-cell>
          <table:table-cell table:style-name="ce2" office:value-type="string" calcext:value-type="string">
            <text:p>FIDUCIAL-1X2</text:p>
          </table:table-cell>
          <table:table-cell table:style-name="ce2" office:value-type="string" calcext:value-type="string">
            <text:p>Fiducial</text:p>
          </table:table-cell>
          <table:table-cell table:style-name="ce2" table:number-columns-repeated="4"/>
        </table:table-row>
        <table:table-row table:style-name="ro2" table:number-rows-repeated="104851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5:20:17.844000000</dc:date>
    <meta:editing-duration>PT3M25S</meta:editing-duration>
    <meta:editing-cycles>1</meta:editing-cycles>
    <meta:document-statistic meta:table-count="1" meta:cell-count="735" meta:object-count="0"/>
    <meta:generator>LibreOffice/5.2.4.2$Windows_x86 LibreOffice_project/3d5603e1122f0f102b62521720ab13a38a4e0eb0</meta:generator>
  </office:meta>
</office:document-meta>
</file>